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</text:span><text:span text:style-name="T1">ol</text:span><text:span text:style-name="T1">t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</text:span><text:span text:style-name="T1">)</text:span></text:p>
          </draw:text-box>
        </draw:frame>
        <draw:line draw:style-name="gr2" draw:text-style-name="P1" draw:layer="layout" svg:x1="3.125cm" svg:y1="13.25cm" svg:x2="3.5cm" svg:y2="13.25cm">
          <text:p/>
        </draw:line>
        <draw:line draw:style-name="gr2" draw:text-style-name="P1" draw:layer="layout" svg:x1="3.125cm" svg:y1="15.25cm" svg:x2="3.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</text:span><text:span text:style-name="T1">ol</text:span><text:span text:style-name="T1">t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</text:span><text:span text:style-name="T1">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</text:span><text:span text:style-name="T4">n</text:span><text:span text:style-name="T4">er</text:span><text:span text:style-name="T4">g</text:span><text:span text:style-name="T4">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5cm" svg:y2="22cm">
          <text:p/>
        </draw:line>
        <draw:line draw:style-name="gr2" draw:text-style-name="P8" draw:layer="layout" svg:x1="3.125cm" svg:y1="24cm" svg:x2="3.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</text:span><text:span text:style-name="T6">r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</text:span><text:span text:style-name="T4">n</text:span><text:span text:style-name="T4">er</text:span><text:span text:style-name="T4">g</text:span><text:span text:style-name="T4">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25cm" svg:y2="4.75cm">
          <text:p/>
        </draw:line>
        <draw:line draw:style-name="gr2" draw:text-style-name="P8" draw:layer="layout" svg:x1="3.875cm" svg:y1="6.75cm" svg:x2="4.2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</text:span><text:span text:style-name="T6">r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5cm" svg:y1="1.5cm" svg:x2="17.25cm" svg:y2="1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5cm" svg:y1="1.5cm" svg:x2="14.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</text:span><text:span text:style-name="T4">n</text:span><text:span text:style-name="T4">er</text:span><text:span text:style-name="T4">g</text:span><text:span text:style-name="T4">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2" draw:text-style-name="P8" draw:layer="layout" svg:x1="3.875cm" svg:y1="13.5cm" svg:x2="4.25cm" svg:y2="13.5cm">
          <text:p/>
        </draw:line>
        <draw:line draw:style-name="gr2" draw:text-style-name="P8" draw:layer="layout" svg:x1="3.875cm" svg:y1="15.5cm" svg:x2="4.2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</text:span><text:span text:style-name="T6">r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</text:span><text:span text:style-name="T4">n</text:span><text:span text:style-name="T4">er</text:span><text:span text:style-name="T4">g</text:span><text:span text:style-name="T4">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25cm" svg:y2="22.5cm">
          <text:p/>
        </draw:line>
        <draw:line draw:style-name="gr2" draw:text-style-name="P8" draw:layer="layout" svg:x1="3.875cm" svg:y1="24.5cm" svg:x2="4.2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</text:span><text:span text:style-name="T6">r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</text:span><text:span text:style-name="T4">n</text:span><text:span text:style-name="T4">er</text:span><text:span text:style-name="T4">g</text:span><text:span text:style-name="T4">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726cm" svg:y2="4.75cm">
          <text:p/>
        </draw:line>
        <draw:line draw:style-name="gr2" draw:text-style-name="P8" draw:layer="layout" svg:x1="3.351cm" svg:y1="6.75cm" svg:x2="3.726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786cm" svg:y2="12.75cm">
          <text:p/>
        </draw:line>
        <draw:line draw:style-name="gr2" draw:text-style-name="P8" draw:layer="layout" svg:x1="3.411cm" svg:y1="14.75cm" svg:x2="3.786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</text:span><text:span text:style-name="T6">r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</text:span><text:span text:style-name="T4">n</text:span><text:span text:style-name="T4">er</text:span><text:span text:style-name="T4">g</text:span><text:span text:style-name="T4">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0T11:55:20.110210288</dc:date>
    <meta:editing-duration>PT1H34M50S</meta:editing-duration>
    <meta:editing-cycles>33</meta:editing-cycles>
    <meta:generator>LibreOffice/7.3.3.2$Linux_X86_64 LibreOffice_project/30$Build-2</meta:generator>
    <meta:document-statistic meta:object-count="498"/>
  </office:meta>
</office:document-meta>
</file>